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7e0021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3.905cm" svg:y="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905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905cm" svg:y="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9.305cm" svg:y="9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81cm" svg:height="0.381cm" svg:x="16.3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2.305cm" svg:y="10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81cm" svg:height="0.381cm" svg:x="9.305cm" svg:y="12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4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7.78cm" svg:height="13.97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4T23:13:12.480372172</dc:date>
    <dc:creator>and </dc:creator>
    <meta:editing-duration>PT1H21M18S</meta:editing-duration>
    <meta:editing-cycles>6</meta:editing-cycles>
    <meta:generator>LibreOffice/5.0.6.2$Linux_X86_64 LibreOffice_project/00m0$Build-2</meta:generator>
    <meta:document-statistic meta:object-count="17"/>
  </office:meta>
</office:document-meta>
</file>